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install" style:family="table">
      <style:table-properties style:width="5.8146in" fo:margin-left="0.4056in" table:align="left"/>
    </style:style>
    <style:style style:name="install.A" style:family="table-column">
      <style:table-column-properties style:column-width="2.9354in"/>
    </style:style>
    <style:style style:name="install.B" style:family="table-column">
      <style:table-column-properties style:column-width="2.8792in"/>
    </style:style>
    <style:style style:name="install.A1" style:family="table-cell">
      <style:table-cell-properties style:vertical-align="middle" fo:background-color="#ffffff" fo:padding="0.0382in" fo:border-left="none" fo:border-right="none" fo:border-top="none" fo:border-bottom="0.5pt solid #000000">
        <style:background-image/>
      </style:table-cell-properties>
    </style:style>
    <style:style style:name="install.A3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P1" style:family="paragraph" style:parent-style-name="Standard" style:list-style-name="L1">
      <style:paragraph-properties fo:line-height="150%"/>
      <style:text-properties style:font-name="Liberation Mono" fo:font-size="11pt" fo:language="es" fo:country="ES" officeooo:rsid="0019ebe2" officeooo:paragraph-rsid="0019ebe2" style:font-size-asian="11pt" style:font-size-complex="11pt"/>
    </style:style>
    <style:style style:name="P2" style:family="paragraph" style:parent-style-name="Standard" style:list-style-name="L1">
      <style:paragraph-properties fo:line-height="150%"/>
      <style:text-properties style:font-name="Liberation Mono" fo:font-size="11pt" fo:language="es" fo:country="ES" officeooo:rsid="001e7ac3" officeooo:paragraph-rsid="001e7ac3" style:font-size-asian="11pt" style:font-size-complex="11pt"/>
    </style:style>
    <style:style style:name="P3" style:family="paragraph" style:parent-style-name="Standard" style:list-style-name="L1">
      <style:paragraph-properties fo:line-height="150%"/>
      <style:text-properties style:font-name="Liberation Mono" fo:font-size="11pt" fo:language="es" fo:country="ES" officeooo:rsid="001bda71" officeooo:paragraph-rsid="001bda71" style:font-size-asian="11pt" style:font-size-complex="11pt"/>
    </style:style>
    <style:style style:name="P4" style:family="paragraph" style:parent-style-name="Standard" style:list-style-name="L1">
      <style:paragraph-properties fo:line-height="150%"/>
      <style:text-properties style:font-name="Liberation Mono" fo:font-size="11pt" fo:language="es" fo:country="ES" fo:font-weight="bold" officeooo:rsid="0019ebe2" officeooo:paragraph-rsid="0019ebe2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150%"/>
      <style:text-properties style:font-name="Bitstream Vera Sans Mono" fo:font-size="10pt" fo:language="es" fo:country="ES" officeooo:rsid="0019ebe2" officeooo:paragraph-rsid="0019ebe2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Bitstream Vera Sans" fo:font-size="8pt" fo:language="es" fo:country="ES" fo:font-weight="bold" officeooo:rsid="0019ebe2" officeooo:paragraph-rsid="0019ebe2" style:font-size-asian="7pt" style:font-weight-asian="bold" style:font-size-complex="8pt" style:font-weight-complex="bold"/>
    </style:style>
    <style:style style:name="P7" style:family="paragraph" style:parent-style-name="Table_20_Contents">
      <style:text-properties style:font-name="Liberation Serif" fo:font-size="11pt" fo:language="es" fo:country="ES" fo:font-weight="bold" officeooo:rsid="001b71e7" officeooo:paragraph-rsid="001b71e7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Liberation Serif" fo:font-size="11pt" fo:language="es" fo:country="ES" officeooo:rsid="0019ebe2" officeooo:paragraph-rsid="0019ebe2" style:font-size-asian="11pt" style:font-size-complex="11pt"/>
    </style:style>
    <style:style style:name="P9" style:family="paragraph" style:parent-style-name="Table_20_Contents">
      <style:text-properties style:font-name="Liberation Serif" fo:font-size="11pt" fo:language="es" fo:country="ES" officeooo:rsid="0019ebe2" officeooo:paragraph-rsid="001b71e7" style:font-size-asian="11pt" style:font-size-complex="11pt"/>
    </style:style>
    <style:style style:name="P10" style:family="paragraph" style:parent-style-name="Table_20_Contents">
      <style:text-properties style:font-name="Liberation Serif" fo:font-size="11pt" fo:language="es" fo:country="ES" officeooo:rsid="001e7ac3" officeooo:paragraph-rsid="001e7ac3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4pt" fo:language="es" fo:country="ES" fo:font-weight="bold" officeooo:rsid="0019ebe2" officeooo:paragraph-rsid="0019ebe2" style:font-size-asian="14pt" style:font-weight-asian="bold" style:font-size-complex="14pt" style:font-weight-complex="bold"/>
    </style:style>
    <style:style style:name="T1" style:family="text">
      <style:text-properties officeooo:rsid="001b71e7"/>
    </style:style>
    <style:style style:name="T2" style:family="text">
      <style:text-properties officeooo:rsid="001d1352"/>
    </style:style>
    <style:style style:name="T3" style:family="text">
      <style:text-properties officeooo:rsid="001d42b2"/>
    </style:style>
    <style:style style:name="T4" style:family="text">
      <style:text-properties officeooo:rsid="001e7ac3"/>
    </style:style>
    <style:style style:name="T5" style:family="text">
      <style:text-properties officeooo:rsid="001f71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nstall" table:style-name="install">
        <table:table-column table:style-name="install.A"/>
        <table:table-column table:style-name="install.B"/>
        <table:table-row>
          <table:table-cell table:style-name="install.A1" table:number-columns-spanned="2" office:value-type="string">
            <text:p text:style-name="P11">Esquema <text:span text:style-name="T1">general </text:span>de <text:span text:style-name="T5">directorios</text:span></text:p>
            <text:p text:style-name="P6"/>
          </table:table-cell>
          <table:covered-table-cell/>
        </table:table-row>
        <table:table-row>
          <table:table-cell table:style-name="install.A1" office:value-type="string">
            <text:list xml:id="list1965904869" text:style-name="L1">
              <text:list-item>
                <text:p text:style-name="P1">Document<text:span text:style-name="T4">s</text:span>/<text:span text:style-name="T3">MI</text:span>ENTORNO</text:p>
              </text:list-item>
            </text:list>
          </table:table-cell>
          <table:table-cell table:style-name="install.A1" office:value-type="string">
            <text:p text:style-name="P7">DIRECTORIO BASE</text:p>
          </table:table-cell>
        </table:table-row>
        <table:table-row>
          <table:table-cell table:style-name="install.A3" office:value-type="string">
            <text:list xml:id="list194809794839639" text:continue-numbering="true" text:style-name="L1">
              <text:list-item>
                <text:list>
                  <text:list-item>
                    <text:p text:style-name="P4">Geant4-<text:span text:style-name="T4">10.05</text:span></text:p>
                  </text:list-item>
                </text:list>
              </text:list-item>
            </text:list>
          </table:table-cell>
          <table:table-cell table:style-name="install.A3" office:value-type="string">
            <text:p text:style-name="P8">Directorio de <text:span text:style-name="T4">instalación</text:span> de <text:span text:style-name="T4">g</text:span>eant4</text:p>
          </table:table-cell>
        </table:table-row>
        <table:table-row>
          <table:table-cell table:style-name="install.A3" office:value-type="string">
            <text:list xml:id="list194810696852111" text:continue-numbering="true" text:style-name="L1">
              <text:list-item>
                <text:list>
                  <text:list-item>
                    <text:list>
                      <text:list-item>
                        <text:p text:style-name="P1"><text:span text:style-name="T4">g4_</text:span>source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install.A3" office:value-type="string">
            <text:p text:style-name="P8">Código fuente <text:span text:style-name="T3">geant4</text:span></text:p>
          </table:table-cell>
        </table:table-row>
        <table:table-row>
          <table:table-cell table:style-name="install.A3" office:value-type="string">
            <text:list xml:id="list194810786528933" text:continue-numbering="true" text:style-name="L1">
              <text:list-item>
                <text:list>
                  <text:list-item>
                    <text:list>
                      <text:list-item>
                        <text:p text:style-name="P2">dat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install.A3" office:value-type="string">
            <text:p text:style-name="P10">Datos adicionales de geant4</text:p>
          </table:table-cell>
        </table:table-row>
        <table:table-row>
          <table:table-cell table:style-name="install.A3" office:value-type="string">
            <text:list xml:id="list194810060113377" text:continue-numbering="true" text:style-name="L1">
              <text:list-item>
                <text:list>
                  <text:list-item>
                    <text:list>
                      <text:list-item>
                        <text:p text:style-name="P1">g<text:span text:style-name="T4">4_</text:span>build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install.A3" office:value-type="string">
            <text:p text:style-name="P8">Compil<text:span text:style-name="T3">ar</text:span> código fuente</text:p>
          </table:table-cell>
        </table:table-row>
        <table:table-row>
          <table:table-cell table:style-name="install.A1" office:value-type="string">
            <text:list xml:id="list194811213787806" text:continue-numbering="true" text:style-name="L1">
              <text:list-item>
                <text:list>
                  <text:list-item>
                    <text:list>
                      <text:list-item>
                        <text:p text:style-name="P1">g<text:span text:style-name="T4">4_</text:span>install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install.A1" office:value-type="string">
            <text:p text:style-name="P8">Instalación final <text:span text:style-name="T1">de geant4</text:span></text:p>
          </table:table-cell>
        </table:table-row>
        <table:table-row>
          <table:table-cell table:style-name="install.A3" office:value-type="string">
            <text:list xml:id="list194810817140687" text:continue-numbering="true" text:style-name="L1">
              <text:list-item>
                <text:list>
                  <text:list-item>
                    <text:p text:style-name="P4">root-6.18</text:p>
                  </text:list-item>
                </text:list>
              </text:list-item>
            </text:list>
          </table:table-cell>
          <table:table-cell table:style-name="install.A3" office:value-type="string">
            <text:p text:style-name="P8">Directorio de <text:span text:style-name="T4">instalación</text:span> de <text:span text:style-name="T3">root</text:span></text:p>
          </table:table-cell>
        </table:table-row>
        <table:table-row>
          <table:table-cell table:style-name="install.A3" office:value-type="string">
            <text:list xml:id="list194810005943911" text:continue-numbering="true" text:style-name="L1">
              <text:list-item>
                <text:list>
                  <text:list-item>
                    <text:list>
                      <text:list-item>
                        <text:p text:style-name="P3"><text:span text:style-name="T2">r</text:span>oot-6.18.00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install.A3" office:value-type="string">
            <text:p text:style-name="P9">Código fuente <text:span text:style-name="T3">root</text:span></text:p>
          </table:table-cell>
        </table:table-row>
        <table:table-row>
          <table:table-cell table:style-name="install.A1" office:value-type="string">
            <text:list xml:id="list194811348850682" text:continue-numbering="true" text:style-name="L1">
              <text:list-item>
                <text:list>
                  <text:list-item>
                    <text:list>
                      <text:list-item>
                        <text:p text:style-name="P1">root-build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install.A1" office:value-type="string">
            <text:p text:style-name="P9"><text:span text:style-name="T1">I</text:span>nstalaci<text:span text:style-name="T4">ó</text:span>n <text:span text:style-name="T1">final de root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Machuca</meta:initial-creator>
    <meta:creation-date>2019-08-26T01:20:16.249616307</meta:creation-date>
    <dc:date>2019-08-26T19:48:09.451446770</dc:date>
    <dc:creator>Jonathan Machuca</dc:creator>
    <meta:editing-duration>PT2H3M25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19" meta:word-count="55" meta:character-count="354" meta:non-whitespace-character-count="327"/>
  </office:meta>
</office:document-meta>
</file>